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ExoBdd1;</text:p>
      <text:p text:style-name="Standard"/>
      <text:p text:style-name="Standard">CREATE TABLE Personne(</text:p>
      <text:p text:style-name="Standard"><text:s text:c="3"/>per_num INT AUTO_INCREMENT,</text:p>
      <text:p text:style-name="Standard"><text:s text:c="3"/>per_nom VARCHAR(50),</text:p>
      <text:p text:style-name="Standard"><text:s text:c="3"/>per_prenom VARCHAR(50),</text:p>
      <text:p text:style-name="Standard"><text:s text:c="3"/>per_adresse VARCHAR(50),</text:p>
      <text:p text:style-name="Standard"><text:s text:c="3"/>per_ville VARCHAR(50),</text:p>
      <text:p text:style-name="Standard"><text:s text:c="3"/>PRIMARY KEY(per_num)</text:p>
      <text:p text:style-name="Standard">);</text:p>
      <text:p text:style-name="Standard"/>
      <text:p text:style-name="Standard">CREATE TABLE Groupe(</text:p>
      <text:p text:style-name="Standard"><text:s text:c="3"/>gro_num INT AUTO_INCREMENT,</text:p>
      <text:p text:style-name="Standard"><text:s text:c="3"/>gro_libelle VARCHAR(50),</text:p>
      <text:p text:style-name="Standard"><text:s text:c="3"/>PRIMARY KEY(gro_num)</text:p>
      <text:p text:style-name="Standard">);</text:p>
      <text:p text:style-name="Standard"/>
      <text:p text:style-name="Standard">CREATE TABLE Appartient(</text:p>
      <text:p text:style-name="Standard"><text:s text:c="3"/>per_num INT,</text:p>
      <text:p text:style-name="Standard"><text:s text:c="3"/>gro_num INT,</text:p>
      <text:p text:style-name="Standard"><text:s text:c="3"/>PRIMARY KEY(per_num, gro_num),</text:p>
      <text:p text:style-name="Standard"><text:s text:c="3"/>FOREIGN KEY(per_num) REFERENCES Personne(per_num),</text:p>
      <text:p text:style-name="Standard"><text:s text:c="3"/>FOREIGN KEY(gro_num) REFERENCES Groupe(gro_num)</text:p>
      <text:p text:style-name="Standard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1:40:19.303603349</meta:creation-date>
    <dc:date>2023-08-30T11:41:02.973638623</dc:date>
    <meta:editing-duration>PT44S</meta:editing-duration>
    <meta:editing-cycles>1</meta:editing-cycles>
    <meta:document-statistic meta:table-count="0" meta:image-count="0" meta:object-count="0" meta:page-count="1" meta:paragraph-count="21" meta:word-count="50" meta:character-count="496" meta:non-whitespace-character-count="425"/>
    <meta:generator>LibreOffice/7.3.7.2$Linux_X86_64 LibreOffice_project/30$Build-2</meta:generator>
  </office:meta>
</office:document-meta>
</file>